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ef2a2"/>
    </style:style>
    <style:style style:name="P2" style:family="paragraph" style:parent-style-name="Standard"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0f1584"/>
    </style:style>
    <style:style style:name="P4" style:family="paragraph" style:parent-style-name="Standard">
      <style:paragraph-properties fo:break-before="column"/>
      <style:text-properties officeooo:paragraph-rsid="00105d80"/>
    </style:style>
    <style:style style:name="P5" style:family="paragraph" style:parent-style-name="Standard">
      <style:text-properties officeooo:paragraph-rsid="00106f4c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>
      <style:paragraph-properties fo:text-align="start"/>
      <style:text-properties fo:font-size="8pt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start"/>
      <style:text-properties fo:font-size="10pt" fo:font-weight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Segoe UI Black" fo:font-size="14pt" fo:font-style="normal" fo:font-weight="900"/>
    </style:style>
    <style:style style:name="P15" style:family="paragraph">
      <loext:graphic-properties draw:fill="none"/>
      <style:text-properties fo:font-size="12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in" svg:stroke-color="#3465a4" draw:marker-start="" draw:marker-end="" draw:stroke-linejoin="round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fixed-text form:name="reviewparticipantslabel" form:control-implementation="ooo:com.sun.star.form.component.FixedText" xml:id="control20" form:id="control20" form:label="Review Participants"/>
          <form:text form:name="constructioncompanytextbox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2" form:id="control22" form:label="Water Pollution Control Manager (WPCM)"/>
          <form:fixed-text form:name="siteconditionslabel" form:control-implementation="ooo:com.sun.star.form.component.FixedText" xml:id="control23" form:id="control23" form:label="Site Conditions"/>
          <form:text form:name="projectriskleveltextbox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nstructioncompanylabel" form:control-implementation="ooo:com.sun.star.form.component.FixedText" xml:id="control25" form:id="control25" form:label="Construction Company"/>
          <form:fixed-text form:name="weatherconditionslabel" form:control-implementation="ooo:com.sun.star.form.component.FixedText" xml:id="control26" form:id="control26" form:label="Weather Conditions"/>
          <form:fixed-text form:name="projectrisklevellabel" form:control-implementation="ooo:com.sun.star.form.component.FixedText" xml:id="control27" form:id="control27" form:label="Project Risk Level / Tahoe CGP"/>
          <form:text form:name="weatherconditions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30" form:id="control30" form:label="Receiving Water Body (S)"/>
          <form:text form:name="percentcomplete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2" form:id="control32" form:label="Percent Complete By Time"/>
          <form:fixed-text form:name="totaldsalabel" form:control-implementation="ooo:com.sun.star.form.component.FixedText" xml:id="control33" form:id="control33" form:label="Total Disturbed Soil Area (DSA) (Acres)"/>
          <form:text form:name="total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7" form:id="control37" form:label="Active DSA (Acres)"/>
          <form:fixed-text form:name="inactivedsalabel" form:control-implementation="ooo:com.sun.star.form.component.FixedText" xml:id="control38" form:id="control38" form:label="Inactive DSA (Acres)"/>
          <form:fixed-text form:name="regulatorystatuslabel" form:control-implementation="ooo:com.sun.star.form.component.FixedText" xml:id="control39" form:id="control39" form:label="Regulatory Status"/>
          <form:listbox form:name="swppptextbox" form:control-implementation="ooo:com.sun.star.form.component.ListBox" xml:id="control40" form:id="control40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1" form:id="control41" form:label="SWPPP or WPCP"/>
          <form:fixed-text form:name="rwqcblabel" form:control-implementation="ooo:com.sun.star.form.component.FixedText" xml:id="control42" form:id="control42" form:label="RWQCB (S)"/>
          <form:fixed-text form:name="projectnamelabel" form:control-implementation="ooo:com.sun.star.form.component.FixedText" xml:id="control43" form:id="control43" form:label="Project Name"/>
          <form:fixed-text form:name="reviewreportsummarylabel" form:control-implementation="ooo:com.sun.star.form.component.FixedText" xml:id="control44" form:id="control44" form:label="Review Report Summary"/>
          <form:text form:name="reviewparticipants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7" form:id="control47" form:label="Resident Engineer (RE)"/>
          <form:fixed-text form:name="reviewdatelabel" form:control-implementation="ooo:com.sun.star.form.component.FixedText" xml:id="control48" form:id="control48" form:label="Review Date"/>
          <form:text form:name="rwqcbtextbox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50" form:id="control50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/>
            <form:option form:label="and place them in"/>
            <form:option form:label="this list"/>
          </form:listbox>
          <form:fixed-text form:name="placslabel" form:control-implementation="ooo:com.sun.star.form.component.FixedText" xml:id="control51" form:id="control51" form:label="PLACS (Permits, Licenses, Agreements, Certifications) Specifying Temporary BMP Requirements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6" draw:name="Control 2" draw:style-name="gr1" draw:text-style-name="P10" svg:width="1.1815in" svg:height="0.2953in" svg:x="0.0189in" svg:y="0.5902in" draw:control="control1"/><draw:control text:anchor-type="paragraph" draw:z-index="7" draw:name="Control 1" draw:style-name="gr2" draw:text-style-name="P11" svg:width="2.0677in" svg:height="0.8071in" svg:x="0.0189in" svg:y="0.8854in" draw:control="control2"/><draw:control text:anchor-type="paragraph" draw:z-index="8" draw:name="Control 3" draw:style-name="gr1" draw:text-style-name="P10" svg:width="1.7717in" svg:height="0.2953in" svg:x="2.2827in" svg:y="0.6165in" draw:control="control3"/><draw:control text:anchor-type="paragraph" draw:z-index="9" draw:name="Control 6" draw:style-name="gr2" draw:text-style-name="P11" svg:width="2.0677in" svg:height="0.2953in" svg:x="2.2827in" svg:y="1.3972in" draw:control="control4"/><draw:line text:anchor-type="paragraph" draw:z-index="1" draw:name="Horizontal line 2" draw:style-name="gr4" draw:text-style-name="P15" svg:x1="0.0185in" svg:y1="0.6165in" svg:x2="6.9291in" svg:y2="0.6165in"><text:p/></draw:line><draw:control text:anchor-type="paragraph" draw:z-index="14" draw:name="Control 4" draw:style-name="gr2" draw:text-style-name="P11" svg:width="3.4307in" svg:height="0.2953in" svg:x="2.2827in" svg:y="0.8854in" draw:control="control8"/><draw:control text:anchor-type="paragraph" draw:z-index="15" draw:name="Control 10" draw:style-name="gr2" draw:text-style-name="P11" svg:width="0.985in" svg:height="0.2953in" svg:x="5.9102in" svg:y="0.8854in" draw:control="control9"/><draw:control text:anchor-type="paragraph" draw:z-index="16" draw:name="Control 11" draw:style-name="gr1" draw:text-style-name="P10" svg:width="1.1815in" svg:height="0.2953in" svg:x="4.5319in" svg:y="1.1543in" draw:control="control43"/><draw:control text:anchor-type="paragraph" draw:z-index="17" draw:name="Control 12" draw:style-name="gr2" draw:text-style-name="P11" svg:width="2.363in" svg:height="0.2953in" svg:x="4.5319in" svg:y="1.398in" draw:control="control10"/><draw:control text:anchor-type="paragraph" draw:z-index="11" draw:name="Control 13" draw:style-name="gr1" draw:text-style-name="P10" svg:width="0.4921in" svg:height="0.2953in" svg:x="5.9102in" svg:y="0.6165in" draw:control="control11"/><draw:line text:anchor-type="paragraph" draw:z-index="0" draw:name="Horizontal line 1" draw:style-name="gr4" draw:text-style-name="P15" svg:x1="0.0098in" svg:y1="1.7709in" svg:x2="6.9197in" svg:y2="1.7709in"><text:p/></draw:line><draw:control text:anchor-type="paragraph" draw:z-index="18" draw:name="Control 14" draw:style-name="gr1" draw:text-style-name="P12" svg:width="1.6732in" svg:height="0.1969in" svg:x="0.0043in" svg:y="1.7709in" draw:control="control44"/><draw:control text:anchor-type="paragraph" draw:z-index="19" draw:name="Control 15" draw:style-name="gr1" draw:text-style-name="P12" svg:width="0.9953in" svg:height="0.1969in" svg:x="0.0283in" svg:y="4.2819in" draw:control="control12"/><draw:line text:anchor-type="paragraph" draw:z-index="3" draw:name="Horizontal line 3" draw:style-name="gr4" draw:text-style-name="P15" svg:x1="0.0091in" svg:y1="4.2492in" svg:x2="6.9091in" svg:y2="4.2575in"><text:p/></draw:line><draw:control text:anchor-type="paragraph" draw:z-index="20" draw:name="Control 5" draw:style-name="gr1" draw:text-style-name="P10" svg:width="1.1815in" svg:height="0.2953in" svg:x="2.2827in" svg:y="1.1445in" draw:control="control13"/><draw:control text:anchor-type="paragraph" draw:z-index="21" draw:name="Control 17" draw:style-name="gr1" draw:text-style-name="P10" svg:width="0.8012in" svg:height="0.2953in" svg:x="0.0283in" svg:y="4.4283in" draw:control="control14"/><draw:control text:anchor-type="paragraph" draw:z-index="24" draw:name="Control 19" draw:style-name="gr1" draw:text-style-name="P10" svg:width="0.8012in" svg:height="0.2953in" svg:x="3.6756in" svg:y="4.4283in" draw:control="control48"/><draw:control text:anchor-type="paragraph" draw:z-index="22" draw:name="Control 16" draw:style-name="gr2" draw:text-style-name="P11" svg:width="3.3685in" svg:height="0.2496in" svg:x="0.0327in" svg:y="4.6992in" draw:control="control15"/><draw:control text:anchor-type="paragraph" draw:z-index="23" draw:name="Control 18" draw:style-name="gr2" draw:text-style-name="P11" svg:width="3.2335in" svg:height="0.2496in" svg:x="3.6756in" svg:y="4.6992in" draw:control="control16"/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9457in" svg:width="7.1756in" draw:z-index="2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6">STORM WATER CONTRACT ADMINISTRATION</text:p></table:table-cell><table:covered-table-cell/></table:table-row><table:table-row table:style-name="swcatable.1"><table:table-cell table:style-name="swcatable.A8" office:value-type="string"><text:p text:style-name="P6">CATEGORY</text:p></table:table-cell><table:table-cell table:style-name="swcatable.B2" office:value-type="string"><text:p text:style-name="P6">No. of Findings</text:p></table:table-cell></table:table-row><table:table-row table:style-name="swcatable.1"><table:table-cell table:style-name="swcatable.A8" office:value-type="string"><text:p text:style-name="P6"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6"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6"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6">Active Treatment Systems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6">Monitoring and Reporting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6">Tahoe CGP Specific Requirements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6">TOTAL</text:p></table:table-cell><table:table-cell table:style-name="swcatable.B9" office:value-type="string"><text:p text:style-name="P8"/></table:table-cell></table:table-row></table:table><text:p text:style-name="P5"/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2877950322432"><table:table-cell table:style-name="bmptable.A8" office:value-type="string"><text:p text:style-name="P6">CATEGORY</text:p></table:table-cell><table:table-cell table:style-name="bmptable.B8" office:value-type="string"><text:p text:style-name="P6">No. of Findings</text:p></table:table-cell></table:table-row><table:table-row table:style-name="TableLine2877950312640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2877950324336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2877950313184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2877950313456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2877950323248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2877950319984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6">TOTAL</text:p></table:table-cell><table:table-cell table:style-name="bmptable.B9" office:value-type="string"><text:p text:style-name="P7"/></table:table-cell></table:table-row></table:table><text:p text:style-name="P5"/></draw:text-box></draw:frame><draw:control text:anchor-type="char" draw:z-index="10" draw:name="Control 7" draw:style-name="gr3" draw:text-style-name="P13" svg:width="3.3657in" svg:height="0.1976in" svg:x="0.0299in" svg:y="0in" draw:control="control5"/><draw:control text:anchor-type="char" draw:z-index="13" draw:name="Control 9" draw:style-name="gr3" draw:text-style-name="P13" svg:width="1.9449in" svg:height="0.1961in" svg:x="0.0181in" svg:y="0.3945in" draw:control="control7"/><draw:control text:anchor-type="char" draw:z-index="12" draw:name="Control 8" draw:style-name="gr3" draw:text-style-name="P14" svg:width="5.7098in" svg:height="0.1976in" svg:x="0.0181in" svg:y="0.1972in" draw:control="control6"/><text:tab/><text:tab/><text:tab/><text:tab/><text:tab/><text:tab/><text:tab/></text:p>
      <text:p text:style-name="P4"><draw:control text:anchor-type="paragraph" draw:z-index="25" draw:name="Control 21" draw:style-name="gr1" draw:text-style-name="P10" svg:width="1.3134in" svg:height="0.2953in" svg:x="0.0327in" svg:y="0.0217in" draw:control="control47"/><draw:control text:anchor-type="paragraph" draw:z-index="28" draw:name="Control 24" draw:style-name="gr1" draw:text-style-name="P10" svg:width="1.1094in" svg:height="0.2953in" svg:x="3.6744in" svg:y="0.0571in" draw:control="control19"/></text:p>
      <text:p text:style-name="P4"><draw:control text:anchor-type="paragraph" draw:z-index="26" draw:name="Control 20" draw:style-name="gr2" draw:text-style-name="P11" svg:width="3.3685in" svg:height="0.2496in" svg:x="0.0327in" svg:y="0.1252in" draw:control="control17"/><draw:control text:anchor-type="paragraph" draw:z-index="27" draw:name="Control 22" draw:style-name="gr2" draw:text-style-name="P11" svg:width="3.235in" svg:height="0.2496in" svg:x="3.6744in" svg:y="0.1252in" draw:control="control18"/></text:p>
      <text:p text:style-name="P3"><draw:control text:anchor-type="paragraph" draw:z-index="30" draw:name="Control 25" draw:style-name="gr1" draw:text-style-name="P10" svg:width="1.3134in" svg:height="0.2953in" svg:x="0.0327in" svg:y="0.1465in" draw:control="control20"/></text:p>
      <text:p text:style-name="P2"/>
      <text:p text:style-name="P1"><draw:control text:anchor-type="paragraph" draw:z-index="29" draw:name="Control 23" draw:style-name="gr2" draw:text-style-name="P11" svg:width="6.8768in" svg:height="0.2496in" svg:x="0.0327in" svg:y="0.0134in" draw:control="control45"/><draw:control text:anchor-type="paragraph" draw:z-index="31" draw:name="Control 27" draw:style-name="gr2" draw:text-style-name="P11" svg:width="3.3685in" svg:height="0.2496in" svg:x="0.0327in" svg:y="0.4898in" draw:control="control21"/><draw:control text:anchor-type="paragraph" draw:z-index="32" draw:name="Control 28" draw:style-name="gr2" draw:text-style-name="P11" svg:width="3.2307in" svg:height="0.2496in" svg:x="3.6783in" svg:y="0.4898in" draw:control="control46"/><draw:control text:anchor-type="paragraph" draw:z-index="33" draw:name="Control 29" draw:style-name="gr1" draw:text-style-name="P10" svg:width="2.3988in" svg:height="0.2953in" svg:x="3.6783in" svg:y="0.2366in" draw:control="control22"/><draw:line text:anchor-type="paragraph" draw:z-index="4" draw:name="Horizontal line 6" draw:style-name="gr4" draw:text-style-name="P15" svg:x1="0.0236in" svg:y1="0.8098in" svg:x2="6.9138in" svg:y2="0.8098in"><text:p/></draw:line><draw:control text:anchor-type="paragraph" draw:z-index="34" draw:name="Control 31" draw:style-name="gr1" draw:text-style-name="P12" svg:width="0.9953in" svg:height="0.1969in" svg:x="0.05in" svg:y="0.8354in" draw:control="control23"/><draw:control text:anchor-type="paragraph" draw:z-index="35" draw:name="Control 32" draw:style-name="gr2" draw:text-style-name="P11" svg:width="3.2362in" svg:height="0.2496in" svg:x="3.6839in" svg:y="1.2799in" draw:control="control24"/><draw:control text:anchor-type="paragraph" draw:z-index="36" draw:name="Control 26" draw:style-name="gr1" draw:text-style-name="P10" svg:width="1.3134in" svg:height="0.2953in" svg:x="0.0327in" svg:y="0.2217in" draw:control="control25"/><draw:control text:anchor-type="paragraph" draw:z-index="37" draw:name="Control 33" draw:style-name="gr1" draw:text-style-name="P13" svg:width="1.3134in" svg:height="0.2953in" svg:x="0.05in" svg:y="0.9846in" draw:control="control26"/><draw:control text:anchor-type="paragraph" draw:z-index="38" draw:name="Control 34" draw:style-name="gr1" draw:text-style-name="P10" svg:width="1.726in" svg:height="0.2953in" svg:x="3.6839in" svg:y="0.9846in" draw:control="control27"/><draw:control text:anchor-type="paragraph" draw:z-index="39" draw:name="Control 30" draw:style-name="gr2" draw:text-style-name="P11" svg:width="3.3685in" svg:height="0.2496in" svg:x="0.0437in" svg:y="1.2799in" draw:control="control28"/><draw:control text:anchor-type="paragraph" draw:z-index="40" draw:name="Control 35" draw:style-name="gr2" draw:text-style-name="P11" svg:width="3.3685in" svg:height="0.2496in" svg:x="0.0437in" svg:y="1.8102in" draw:control="control29"/><draw:control text:anchor-type="paragraph" draw:z-index="41" draw:name="Control 36" draw:style-name="gr1" draw:text-style-name="P13" svg:width="1.4394in" svg:height="0.2953in" svg:x="0.0437in" svg:y="1.5075in" draw:control="control30"/><draw:control text:anchor-type="paragraph" draw:z-index="42" draw:name="Control 37" draw:style-name="gr2" draw:text-style-name="P11" svg:width="3.2315in" svg:height="0.2496in" svg:x="3.6839in" svg:y="1.8102in" draw:control="control31"/><draw:control text:anchor-type="paragraph" draw:z-index="43" draw:name="Control 38" draw:style-name="gr1" draw:text-style-name="P10" svg:width="1.513in" svg:height="0.2953in" svg:x="3.6839in" svg:y="1.5154in" draw:control="control32"/><draw:control text:anchor-type="paragraph" draw:z-index="44" draw:name="Control 40" draw:style-name="gr1" draw:text-style-name="P10" svg:width="2.174in" svg:height="0.2953in" svg:x="0.0437in" svg:y="2.0366in" draw:control="control33"/><draw:control text:anchor-type="paragraph" draw:z-index="45" draw:name="Control 39" draw:style-name="gr2" draw:text-style-name="P11" svg:width="2.137in" svg:height="0.2496in" svg:x="0.0492in" svg:y="2.3319in" draw:control="control34"/><draw:control text:anchor-type="paragraph" draw:z-index="46" draw:name="Control 41" draw:style-name="gr2" draw:text-style-name="P11" svg:width="2.137in" svg:height="0.2496in" svg:x="2.4709in" svg:y="2.3319in" draw:control="control35"/><draw:control text:anchor-type="paragraph" draw:z-index="47" draw:name="Control 43" draw:style-name="gr2" draw:text-style-name="P11" svg:width="2.137in" svg:height="0.2496in" svg:x="4.7783in" svg:y="2.3319in" draw:control="control36"/><draw:control text:anchor-type="paragraph" draw:z-index="48" draw:name="Control 42" draw:style-name="gr1" draw:text-style-name="P10" svg:width="1.1579in" svg:height="0.2953in" svg:x="2.4709in" svg:y="2.0366in" draw:control="control37"/><draw:control text:anchor-type="paragraph" draw:z-index="49" draw:name="Control 44" draw:style-name="gr1" draw:text-style-name="P10" svg:width="1.1579in" svg:height="0.2953in" svg:x="4.7783in" svg:y="2.0366in" draw:control="control38"/><draw:line text:anchor-type="paragraph" draw:z-index="5" draw:name="Horizontal line 5" draw:style-name="gr4" draw:text-style-name="P15" svg:x1="0.0457in" svg:y1="2.6516in" svg:x2="6.9358in" svg:y2="2.6516in"><text:p/></draw:line><draw:control text:anchor-type="paragraph" draw:z-index="50" draw:name="Control 45" draw:style-name="gr1" draw:text-style-name="P12" svg:width="1.2453in" svg:height="0.1969in" svg:x="0.0465in" svg:y="2.6709in" draw:control="control39"/><draw:control text:anchor-type="paragraph" draw:z-index="52" draw:name="Control 47" draw:style-name="gr1" draw:text-style-name="P10" svg:width="1.4394in" svg:height="0.2953in" svg:x="0.0402in" svg:y="2.8362in" draw:control="control41"/><draw:control text:anchor-type="paragraph" draw:z-index="53" draw:name="Control 49" draw:style-name="gr1" draw:text-style-name="P10" svg:width="1.4394in" svg:height="0.2953in" svg:x="2.4728in" svg:y="2.8043in" draw:control="control42"/><draw:control text:anchor-type="paragraph" draw:z-index="54" draw:name="Control 48" draw:style-name="gr2" draw:text-style-name="P11" svg:width="4.4488in" svg:height="0.2496in" svg:x="2.4728in" svg:y="3.0736in" draw:control="control49"/><draw:control text:anchor-type="paragraph" draw:z-index="56" draw:name="Control 51" draw:style-name="gr1" draw:text-style-name="P10" svg:width="4.7031in" svg:height="0.2953in" svg:x="0.0402in" svg:y="3.3228in" draw:control="control51"/><draw:control text:anchor-type="paragraph" draw:z-index="51" draw:name="Control 46" draw:style-name="gr2" draw:text-style-name="P11" svg:width="2.137in" svg:height="0.2496in" svg:x="0.0402in" svg:y="3.0819in" draw:control="control40"/><draw:control text:anchor-type="paragraph" draw:z-index="55" draw:name="Control 50" draw:style-name="gr2" draw:text-style-name="P11" svg:width="6.8697in" svg:height="0.2496in" svg:x="0.0409in" svg:y="3.5744in" draw:control="control50"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2T00:16:09.595000000</dc:date>
    <meta:editing-duration>PT12M55S</meta:editing-duration>
    <meta:editing-cycles>5</meta:editing-cycles>
    <meta:generator>LibreOffice/7.2.1.2$Windows_X86_64 LibreOffice_project/87b77fad49947c1441b67c559c339af8f3517e22</meta:generator>
    <meta:document-statistic meta:table-count="2" meta:image-count="0" meta:object-count="0" meta:page-count="1" meta:paragraph-count="22" meta:word-count="46" meta:character-count="353" meta:non-whitespace-character-count="307"/>
  </office:meta>
</office:document-meta>
</file>